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27b9"/>
    </style:style>
    <style:style style:name="P2" style:family="paragraph" style:parent-style-name="Standard">
      <style:text-properties style:text-position="0% 100%" officeooo:paragraph-rsid="000c27b9"/>
    </style:style>
    <style:style style:name="P3" style:family="paragraph" style:parent-style-name="Standard">
      <style:text-properties style:text-position="0% 100%" officeooo:rsid="000c27b9" officeooo:paragraph-rsid="000c27b9"/>
    </style:style>
    <style:style style:name="P4" style:family="paragraph" style:parent-style-name="Standard">
      <style:text-properties style:text-position="0% 100%" officeooo:rsid="000c27b9" officeooo:paragraph-rsid="00108b74"/>
    </style:style>
    <style:style style:name="P5" style:family="paragraph" style:parent-style-name="Standard">
      <style:text-properties style:text-position="0% 100%" officeooo:rsid="000c27b9" officeooo:paragraph-rsid="0010d680"/>
    </style:style>
    <style:style style:name="P6" style:family="paragraph" style:parent-style-name="Standard">
      <style:text-properties style:text-position="0% 100%" officeooo:paragraph-rsid="000f0906"/>
    </style:style>
    <style:style style:name="P7" style:family="paragraph" style:parent-style-name="Standard">
      <style:paragraph-properties style:writing-mode="lr-tb"/>
      <style:text-properties style:text-position="0% 100%" officeooo:paragraph-rsid="000f0906"/>
    </style:style>
    <style:style style:name="P8" style:family="paragraph" style:parent-style-name="Standard">
      <style:text-properties style:text-position="0% 100%" officeooo:rsid="000c27b9" officeooo:paragraph-rsid="000c27b9"/>
    </style:style>
    <style:style style:name="P9" style:family="paragraph" style:parent-style-name="Standard">
      <style:text-properties style:font-name="Liberation Serif" fo:font-size="12pt"/>
    </style:style>
    <style:style style:name="P10" style:family="paragraph" style:parent-style-name="Standard">
      <style:text-properties officeooo:paragraph-rsid="001402a6"/>
    </style:style>
    <style:style style:name="P11" style:family="paragraph" style:parent-style-name="Standard">
      <style:paragraph-properties fo:margin-left="0in" fo:margin-right="0in" fo:margin-top="0in" fo:margin-bottom="0.0972in" style:contextual-spacing="false" fo:line-height="120%" fo:text-indent="0in" style:auto-text-indent="false"/>
      <style:text-properties style:font-name="Liberation Serif" fo:font-size="12pt"/>
    </style:style>
    <style:style style:name="P12" style:family="paragraph" style:parent-style-name="Standard">
      <style:paragraph-properties fo:margin-top="0in" fo:margin-bottom="0.0972in" style:contextual-spacing="false" fo:line-height="120%"/>
    </style:style>
    <style:style style:name="P13" style:family="paragraph" style:parent-style-name="Standard">
      <style:paragraph-properties fo:margin-top="0in" fo:margin-bottom="0.0972in" style:contextual-spacing="false" fo:line-height="120%"/>
      <style:text-properties style:font-name="Liberation Serif" fo:font-size="12pt"/>
    </style:style>
    <style:style style:name="T1" style:family="text">
      <style:text-properties style:text-position="0% 100%" officeooo:rsid="000c27b9"/>
    </style:style>
    <style:style style:name="T2" style:family="text">
      <style:text-properties style:text-position="0% 100%" officeooo:rsid="001402a6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402a6"/>
    </style:style>
    <style:style style:name="T5" style:family="text">
      <style:text-properties style:font-name="Liberation Serif" fo:font-size="12pt"/>
    </style:style>
    <style:style style:name="T6" style:family="text">
      <style:text-properties style:font-name="Liberation Serif" fo:font-size="12pt" officeooo:rsid="001402a6"/>
    </style:style>
    <style:style style:name="T7" style:family="text">
      <style:text-properties style:font-name="Liberation Serif" fo:font-size="12pt" fo:font-style="italic" style:font-style-asian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reference-mark-start text:name="ADDIN CSL_CITATION {&quot;citationItems&quot;: [{&quot;id&quot;: &quot;ITEM-1&quot;, &quot;itemData&quot;: {&quot;author&quot;: [{&quot;dropping-particle&quot;: &quot;&quot;, &quot;family&quot;: &quot;Guttag&quot;, &quot;given&quot;: &quot;John&quot;, &quot;non-dropping-particle&quot;: &quot;&quot;, &quot;parse-names&quot;: false, &quot;suffix&quot;: &quot;&quot;}], &quot;id&quot;: &quot;ITEM-1&quot;, &quot;issued&quot;: {&quot;date-parts&quot;: [[&quot;2013&quot;]]}, &quot;publisher&quot;: &quot;MIT Press&quot;, &quot;title&quot;: &quot;Introduction to Computation and Programming Using Python&quot;, &quot;type&quot;: &quot;book&quot;}, &quot;uris&quot;: [&quot;http://www.mendeley.com/documents/?uuid=fcf359e0-0e6b-3809-9e19-d0e4e6e9c5a8&quot;]}], &quot;mendeley&quot;: {&quot;formattedCitation&quot;: &quot;(Guttag, 2013)&quot;, &quot;plainTextFormattedCitation&quot;: &quot;(Guttag, 2013)&quot;, &quot;previouslyFormattedCitation&quot;: &quot;(Guttag, 2013)&quot;}, &quot;properties&quot;: {&quot;noteIndex&quot;: 0}, &quot;schema&quot;: &quot;https://github.com/citation-style-language/schema/raw/master/csl-citation.json&quot;} RNDASJ9EFpMgd"/>(Guttag, 2013)<text:reference-mark-end text:name="ADDIN CSL_CITATION {&quot;citationItems&quot;: [{&quot;id&quot;: &quot;ITEM-1&quot;, &quot;itemData&quot;: {&quot;author&quot;: [{&quot;dropping-particle&quot;: &quot;&quot;, &quot;family&quot;: &quot;Guttag&quot;, &quot;given&quot;: &quot;John&quot;, &quot;non-dropping-particle&quot;: &quot;&quot;, &quot;parse-names&quot;: false, &quot;suffix&quot;: &quot;&quot;}], &quot;id&quot;: &quot;ITEM-1&quot;, &quot;issued&quot;: {&quot;date-parts&quot;: [[&quot;2013&quot;]]}, &quot;publisher&quot;: &quot;MIT Press&quot;, &quot;title&quot;: &quot;Introduction to Computation and Programming Using Python&quot;, &quot;type&quot;: &quot;book&quot;}, &quot;uris&quot;: [&quot;http://www.mendeley.com/documents/?uuid=fcf359e0-0e6b-3809-9e19-d0e4e6e9c5a8&quot;]}], &quot;mendeley&quot;: {&quot;formattedCitation&quot;: &quot;(Guttag, 2013)&quot;, &quot;plainTextFormattedCitation&quot;: &quot;(Guttag, 2013)&quot;, &quot;previouslyFormattedCitation&quot;: &quot;(Guttag, 2013)&quot;}, &quot;properties&quot;: {&quot;noteIndex&quot;: 0}, &quot;schema&quot;: &quot;https://github.com/citation-style-language/schema/raw/master/csl-citation.json&quot;} RNDASJ9EFpMgd"/></text:p>
      <text:p text:style-name="P2"/>
      <text:p text:style-name="P2">(Irizarry, 2018)</text:p>
      <text:p text:style-name="P2"/>
      <text:p text:style-name="P2">(Hickey, 2017)</text:p>
      <text:p text:style-name="P2"/>
      <text:p text:style-name="P6"><text:reference-mark-start text:name="ADDIN CSL_CITATION {&quot;citationItems&quot;: [{&quot;id&quot;: &quot;ITEM-1&quot;, &quot;itemData&quot;: {&quot;author&quot;: [{&quot;dropping-particle&quot;: &quot;&quot;, &quot;family&quot;: &quot;Tan&quot;, &quot;given&quot;: &quot;P&quot;, &quot;non-dropping-particle&quot;: &quot;&quot;, &quot;parse-names&quot;: false, &quot;suffix&quot;: &quot;&quot;}, {&quot;dropping-particle&quot;: &quot;&quot;, &quot;family&quot;: &quot;Kumar&quot;, &quot;given&quot;: &quot;V&quot;, &quot;non-dropping-particle&quot;: &quot;&quot;, &quot;parse-names&quot;: false, &quot;suffix&quot;: &quot;&quot;}, {&quot;dropping-particle&quot;: &quot;&quot;, &quot;family&quot;: &quot;Steinbach&quot;, &quot;given&quot;: &quot;M&quot;, &quot;non-dropping-particle&quot;: &quot;&quot;, &quot;parse-names&quot;: false, &quot;suffix&quot;: &quot;&quot;}], &quot;edition&quot;: &quot;4&quot;, &quot;id&quot;: &quot;ITEM-1&quot;, &quot;issued&quot;: {&quot;date-parts&quot;: [[&quot;2016&quot;]]}, &quot;publisher&quot;: &quot;Pearson&quot;, &quot;title&quot;: &quot;Introduction To Data Mining&quot;, &quot;type&quot;: &quot;book&quot;, &quot;volume&quot;: &quot;Tan, Kumar, Steinba\u2026&quot;}, &quot;uris&quot;: [&quot;http://www.mendeley.com/documents/?uuid=5248e398-a084-30ec-8850-cc22d3944832&quot;]}], &quot;mendeley&quot;: {&quot;formattedCitation&quot;: &quot;(Tan, Kumar and Steinbach, 2016)&quot;, &quot;plainTextFormattedCitation&quot;: &quot;(Tan, Kumar and Steinbach, 2016)&quot;, &quot;previouslyFormattedCitation&quot;: &quot;(Tan, Kumar and Steinbach, 2016)&quot;}, &quot;properties&quot;: {&quot;noteIndex&quot;: 0}, &quot;schema&quot;: &quot;https://github.com/citation-style-language/schema/raw/master/csl-citation.json&quot;} RNDAWbrHE7DXH"/>(Tan, Kumar and Steinbach, 2016)<text:reference-mark-end text:name="ADDIN CSL_CITATION {&quot;citationItems&quot;: [{&quot;id&quot;: &quot;ITEM-1&quot;, &quot;itemData&quot;: {&quot;author&quot;: [{&quot;dropping-particle&quot;: &quot;&quot;, &quot;family&quot;: &quot;Tan&quot;, &quot;given&quot;: &quot;P&quot;, &quot;non-dropping-particle&quot;: &quot;&quot;, &quot;parse-names&quot;: false, &quot;suffix&quot;: &quot;&quot;}, {&quot;dropping-particle&quot;: &quot;&quot;, &quot;family&quot;: &quot;Kumar&quot;, &quot;given&quot;: &quot;V&quot;, &quot;non-dropping-particle&quot;: &quot;&quot;, &quot;parse-names&quot;: false, &quot;suffix&quot;: &quot;&quot;}, {&quot;dropping-particle&quot;: &quot;&quot;, &quot;family&quot;: &quot;Steinbach&quot;, &quot;given&quot;: &quot;M&quot;, &quot;non-dropping-particle&quot;: &quot;&quot;, &quot;parse-names&quot;: false, &quot;suffix&quot;: &quot;&quot;}], &quot;edition&quot;: &quot;4&quot;, &quot;id&quot;: &quot;ITEM-1&quot;, &quot;issued&quot;: {&quot;date-parts&quot;: [[&quot;2016&quot;]]}, &quot;publisher&quot;: &quot;Pearson&quot;, &quot;title&quot;: &quot;Introduction To Data Mining&quot;, &quot;type&quot;: &quot;book&quot;, &quot;volume&quot;: &quot;Tan, Kumar, Steinba\u2026&quot;}, &quot;uris&quot;: [&quot;http://www.mendeley.com/documents/?uuid=5248e398-a084-30ec-8850-cc22d3944832&quot;]}], &quot;mendeley&quot;: {&quot;formattedCitation&quot;: &quot;(Tan, Kumar and Steinbach, 2016)&quot;, &quot;plainTextFormattedCitation&quot;: &quot;(Tan, Kumar and Steinbach, 2016)&quot;, &quot;previouslyFormattedCitation&quot;: &quot;(Tan, Kumar and Steinbach, 2016)&quot;}, &quot;properties&quot;: {&quot;noteIndex&quot;: 0}, &quot;schema&quot;: &quot;https://github.com/citation-style-language/schema/raw/master/csl-citation.json&quot;} RNDAWbrHE7DXH"/></text:p>
      <text:p text:style-name="P6"/>
      <text:p text:style-name="P7">(Tan, Kumar and Steinbach, 2016)</text:p>
      <text:p text:style-name="P7"/>
      <text:p text:style-name="P7"><text:reference-mark-start text:name="ADDIN CSL_CITATION {&quot;citationItems&quot;: [{&quot;id&quot;: &quot;ITEM-1&quot;, &quot;itemData&quot;: {&quot;author&quot;: [{&quot;dropping-particle&quot;: &quot;&quot;, &quot;family&quot;: &quot;Srivastava&quot;, &quot;given&quot;: &quot;Tavish&quot;, &quot;non-dropping-particle&quot;: &quot;&quot;, &quot;parse-names&quot;: false, &quot;suffix&quot;: &quot;&quot;}], &quot;id&quot;: &quot;ITEM-1&quot;, &quot;issued&quot;: {&quot;date-parts&quot;: [[&quot;2018&quot;]]}, &quot;publisher&quot;: &quot;Analytics Vidhya&quot;, &quot;title&quot;: &quot;Introduction to k-Nearest Neighbors: A powerful Machine Learning Algorithm (with implementation in Python &amp; R)&quot;, &quot;type&quot;: &quot;book&quot;}, &quot;uris&quot;: [&quot;http://www.mendeley.com/documents/?uuid=320ef531-010c-3827-bed8-c38fc1bd5a43&quot;]}], &quot;mendeley&quot;: {&quot;formattedCitation&quot;: &quot;(Srivastava, 2018)&quot;, &quot;plainTextFormattedCitation&quot;: &quot;(Srivastava, 2018)&quot;, &quot;previouslyFormattedCitation&quot;: &quot;(Srivastava, 2018)&quot;}, &quot;properties&quot;: {&quot;noteIndex&quot;: 0}, &quot;schema&quot;: &quot;https://github.com/citation-style-language/schema/raw/master/csl-citation.json&quot;} RND69o6yA1u1x"/>(Srivastava, 2018)<text:reference-mark-end text:name="ADDIN CSL_CITATION {&quot;citationItems&quot;: [{&quot;id&quot;: &quot;ITEM-1&quot;, &quot;itemData&quot;: {&quot;author&quot;: [{&quot;dropping-particle&quot;: &quot;&quot;, &quot;family&quot;: &quot;Srivastava&quot;, &quot;given&quot;: &quot;Tavish&quot;, &quot;non-dropping-particle&quot;: &quot;&quot;, &quot;parse-names&quot;: false, &quot;suffix&quot;: &quot;&quot;}], &quot;id&quot;: &quot;ITEM-1&quot;, &quot;issued&quot;: {&quot;date-parts&quot;: [[&quot;2018&quot;]]}, &quot;publisher&quot;: &quot;Analytics Vidhya&quot;, &quot;title&quot;: &quot;Introduction to k-Nearest Neighbors: A powerful Machine Learning Algorithm (with implementation in Python &amp; R)&quot;, &quot;type&quot;: &quot;book&quot;}, &quot;uris&quot;: [&quot;http://www.mendeley.com/documents/?uuid=320ef531-010c-3827-bed8-c38fc1bd5a43&quot;]}], &quot;mendeley&quot;: {&quot;formattedCitation&quot;: &quot;(Srivastava, 2018)&quot;, &quot;plainTextFormattedCitation&quot;: &quot;(Srivastava, 2018)&quot;, &quot;previouslyFormattedCitation&quot;: &quot;(Srivastava, 2018)&quot;}, &quot;properties&quot;: {&quot;noteIndex&quot;: 0}, &quot;schema&quot;: &quot;https://github.com/citation-style-language/schema/raw/master/csl-citation.json&quot;} RND69o6yA1u1x"/>⁠</text:p>
      <text:p text:style-name="P3"/>
      <text:p text:style-name="P3">(Srivastava, 2018)</text:p>
      <text:p text:style-name="P3"/>
      <text:p text:style-name="P4"><text:reference-mark-start text:name="ADDIN CSL_CITATION {&quot;citationItems&quot;: [{&quot;id&quot;: &quot;ITEM-1&quot;, &quot;itemData&quot;: {&quot;author&quot;: [{&quot;dropping-particle&quot;: &quot;&quot;, &quot;family&quot;: &quot;Thomson-DeVeaux&quot;, &quot;given&quot;: &quot;Amelia&quot;, &quot;non-dropping-particle&quot;: &quot;&quot;, &quot;parse-names&quot;: false, &quot;suffix&quot;: &quot;&quot;}, {&quot;dropping-particle&quot;: &quot;&quot;, &quot;family&quot;: &quot;Mithani&quot;, &quot;given&quot;: &quot;Jasmine&quot;, &quot;non-dropping-particle&quot;: &quot;&quot;, &quot;parse-names&quot;: false, &quot;suffix&quot;: &quot;&quot;}, {&quot;dropping-particle&quot;: &quot;&quot;, &quot;family&quot;: &quot;Bronner&quot;, &quot;given&quot;: &quot;Laura&quot;, &quot;non-dropping-particle&quot;: &quot;&quot;, &quot;parse-names&quot;: false, &quot;suffix&quot;: &quot;&quot;}], &quot;id&quot;: &quot;ITEM-1&quot;, &quot;issued&quot;: {&quot;date-parts&quot;: [[&quot;2020&quot;]]}, &quot;publisher&quot;: &quot;FiveThirtyEight&quot;, &quot;title&quot;: &quot;Why Millions Of Americans Don\u2019t Vote&quot;, &quot;type&quot;: &quot;book&quot;}, &quot;uris&quot;: [&quot;http://www.mendeley.com/documents/?uuid=eeda003b-7726-3659-a2ea-57bf5f45b715&quot;]}], &quot;mendeley&quot;: {&quot;formattedCitation&quot;: &quot;(Thomson-DeVeaux, Mithani and Bronner, 2020)&quot;, &quot;plainTextFormattedCitation&quot;: &quot;(Thomson-DeVeaux, Mithani and Bronner, 2020)&quot;, &quot;previouslyFormattedCitation&quot;: &quot;(Thomson-DeVeaux, Mithani and Bronner, 2020)&quot;}, &quot;properties&quot;: {&quot;noteIndex&quot;: 0}, &quot;schema&quot;: &quot;https://github.com/citation-style-language/schema/raw/master/csl-citation.json&quot;} RNDvZzdGeFmtb"/>(Thomson-DeVeaux, Mithani and Bronner, 2020)<text:reference-mark-end text:name="ADDIN CSL_CITATION {&quot;citationItems&quot;: [{&quot;id&quot;: &quot;ITEM-1&quot;, &quot;itemData&quot;: {&quot;author&quot;: [{&quot;dropping-particle&quot;: &quot;&quot;, &quot;family&quot;: &quot;Thomson-DeVeaux&quot;, &quot;given&quot;: &quot;Amelia&quot;, &quot;non-dropping-particle&quot;: &quot;&quot;, &quot;parse-names&quot;: false, &quot;suffix&quot;: &quot;&quot;}, {&quot;dropping-particle&quot;: &quot;&quot;, &quot;family&quot;: &quot;Mithani&quot;, &quot;given&quot;: &quot;Jasmine&quot;, &quot;non-dropping-particle&quot;: &quot;&quot;, &quot;parse-names&quot;: false, &quot;suffix&quot;: &quot;&quot;}, {&quot;dropping-particle&quot;: &quot;&quot;, &quot;family&quot;: &quot;Bronner&quot;, &quot;given&quot;: &quot;Laura&quot;, &quot;non-dropping-particle&quot;: &quot;&quot;, &quot;parse-names&quot;: false, &quot;suffix&quot;: &quot;&quot;}], &quot;id&quot;: &quot;ITEM-1&quot;, &quot;issued&quot;: {&quot;date-parts&quot;: [[&quot;2020&quot;]]}, &quot;publisher&quot;: &quot;FiveThirtyEight&quot;, &quot;title&quot;: &quot;Why Millions Of Americans Don\u2019t Vote&quot;, &quot;type&quot;: &quot;book&quot;}, &quot;uris&quot;: [&quot;http://www.mendeley.com/documents/?uuid=eeda003b-7726-3659-a2ea-57bf5f45b715&quot;]}], &quot;mendeley&quot;: {&quot;formattedCitation&quot;: &quot;(Thomson-DeVeaux, Mithani and Bronner, 2020)&quot;, &quot;plainTextFormattedCitation&quot;: &quot;(Thomson-DeVeaux, Mithani and Bronner, 2020)&quot;, &quot;previouslyFormattedCitation&quot;: &quot;(Thomson-DeVeaux, Mithani and Bronner, 2020)&quot;}, &quot;properties&quot;: {&quot;noteIndex&quot;: 0}, &quot;schema&quot;: &quot;https://github.com/citation-style-language/schema/raw/master/csl-citation.json&quot;} RNDvZzdGeFmtb"/></text:p>
      <text:p text:style-name="P4"/>
      <text:p text:style-name="P4">(Thomson-DeVeaux, Mithani and Bronner, 2020)</text:p>
      <text:p text:style-name="P4"/>
      <text:p text:style-name="P4"><text:reference-mark-start text:name="ADDIN CSL_CITATION {&quot;citationItems&quot;: [{&quot;id&quot;: &quot;ITEM-1&quot;, &quot;itemData&quot;: {&quot;author&quot;: [{&quot;dropping-particle&quot;: &quot;&quot;, &quot;family&quot;: &quot;Wolfe&quot;, &quot;given&quot;: &quot;J&quot;, &quot;non-dropping-particle&quot;: &quot;&quot;, &quot;parse-names&quot;: false, &quot;suffix&quot;: &quot;&quot;}], &quot;id&quot;: &quot;ITEM-1&quot;, &quot;issued&quot;: {&quot;date-parts&quot;: [[&quot;2020&quot;]]}, &quot;publisher&quot;: &quot;github&quot;, &quot;title&quot;: &quot;fivethirtyeight/data/non-voters/README.md&quot;, &quot;type&quot;: &quot;book&quot;}, &quot;uris&quot;: [&quot;http://www.mendeley.com/documents/?uuid=7914123f-1bd7-3858-abd8-badf00681e8f&quot;]}], &quot;mendeley&quot;: {&quot;formattedCitation&quot;: &quot;(Wolfe, 2020)&quot;, &quot;plainTextFormattedCitation&quot;: &quot;(Wolfe, 2020)&quot;, &quot;previouslyFormattedCitation&quot;: &quot;(Wolfe, 2020)&quot;}, &quot;properties&quot;: {&quot;noteIndex&quot;: 0}, &quot;schema&quot;: &quot;https://github.com/citation-style-language/schema/raw/master/csl-citation.json&quot;} RNDr7vbtIGNk7"/>(Wolfe, 2020)<text:reference-mark-end text:name="ADDIN CSL_CITATION {&quot;citationItems&quot;: [{&quot;id&quot;: &quot;ITEM-1&quot;, &quot;itemData&quot;: {&quot;author&quot;: [{&quot;dropping-particle&quot;: &quot;&quot;, &quot;family&quot;: &quot;Wolfe&quot;, &quot;given&quot;: &quot;J&quot;, &quot;non-dropping-particle&quot;: &quot;&quot;, &quot;parse-names&quot;: false, &quot;suffix&quot;: &quot;&quot;}], &quot;id&quot;: &quot;ITEM-1&quot;, &quot;issued&quot;: {&quot;date-parts&quot;: [[&quot;2020&quot;]]}, &quot;publisher&quot;: &quot;github&quot;, &quot;title&quot;: &quot;fivethirtyeight/data/non-voters/README.md&quot;, &quot;type&quot;: &quot;book&quot;}, &quot;uris&quot;: [&quot;http://www.mendeley.com/documents/?uuid=7914123f-1bd7-3858-abd8-badf00681e8f&quot;]}], &quot;mendeley&quot;: {&quot;formattedCitation&quot;: &quot;(Wolfe, 2020)&quot;, &quot;plainTextFormattedCitation&quot;: &quot;(Wolfe, 2020)&quot;, &quot;previouslyFormattedCitation&quot;: &quot;(Wolfe, 2020)&quot;}, &quot;properties&quot;: {&quot;noteIndex&quot;: 0}, &quot;schema&quot;: &quot;https://github.com/citation-style-language/schema/raw/master/csl-citation.json&quot;} RNDr7vbtIGNk7"/>⁠</text:p>
      <text:p text:style-name="P5">(Wolfe, 2020)</text:p>
      <text:p text:style-name="P3"/>
      <text:p text:style-name="P3"><text:reference-mark-start text:name="ADDIN CSL_CITATION {&quot;citationItems&quot;: [{&quot;id&quot;: &quot;ITEM-1&quot;, &quot;itemData&quot;: {&quot;author&quot;: [{&quot;dropping-particle&quot;: &quot;&quot;, &quot;family&quot;: &quot;Huilgol&quot;, &quot;given&quot;: &quot;Purva&quot;, &quot;non-dropping-particle&quot;: &quot;&quot;, &quot;parse-names&quot;: false, &quot;suffix&quot;: &quot;&quot;}], &quot;id&quot;: &quot;ITEM-1&quot;, &quot;issued&quot;: {&quot;date-parts&quot;: [[&quot;2020&quot;]]}, &quot;publisher&quot;: &quot;Analytics Vidhya&quot;, &quot;title&quot;: &quot;Precision vs Recall - An Intuitive Guide for Every Machine Learning Person&quot;, &quot;type&quot;: &quot;book&quot;}, &quot;uris&quot;: [&quot;http://www.mendeley.com/documents/?uuid=9abd58be-a4c9-3f7b-9c9d-2b670acf6aa1&quot;]}], &quot;mendeley&quot;: {&quot;formattedCitation&quot;: &quot;(Huilgol, 2020)&quot;, &quot;plainTextFormattedCitation&quot;: &quot;(Huilgol, 2020)&quot;, &quot;previouslyFormattedCitation&quot;: &quot;(Huilgol, 2020)&quot;}, &quot;properties&quot;: {&quot;noteIndex&quot;: 0}, &quot;schema&quot;: &quot;https://github.com/citation-style-language/schema/raw/master/csl-citation.json&quot;} RNDPbeOfdPw28"/>(Huilgol, 2020)<text:reference-mark-end text:name="ADDIN CSL_CITATION {&quot;citationItems&quot;: [{&quot;id&quot;: &quot;ITEM-1&quot;, &quot;itemData&quot;: {&quot;author&quot;: [{&quot;dropping-particle&quot;: &quot;&quot;, &quot;family&quot;: &quot;Huilgol&quot;, &quot;given&quot;: &quot;Purva&quot;, &quot;non-dropping-particle&quot;: &quot;&quot;, &quot;parse-names&quot;: false, &quot;suffix&quot;: &quot;&quot;}], &quot;id&quot;: &quot;ITEM-1&quot;, &quot;issued&quot;: {&quot;date-parts&quot;: [[&quot;2020&quot;]]}, &quot;publisher&quot;: &quot;Analytics Vidhya&quot;, &quot;title&quot;: &quot;Precision vs Recall - An Intuitive Guide for Every Machine Learning Person&quot;, &quot;type&quot;: &quot;book&quot;}, &quot;uris&quot;: [&quot;http://www.mendeley.com/documents/?uuid=9abd58be-a4c9-3f7b-9c9d-2b670acf6aa1&quot;]}], &quot;mendeley&quot;: {&quot;formattedCitation&quot;: &quot;(Huilgol, 2020)&quot;, &quot;plainTextFormattedCitation&quot;: &quot;(Huilgol, 2020)&quot;, &quot;previouslyFormattedCitation&quot;: &quot;(Huilgol, 2020)&quot;}, &quot;properties&quot;: {&quot;noteIndex&quot;: 0}, &quot;schema&quot;: &quot;https://github.com/citation-style-language/schema/raw/master/csl-citation.json&quot;} RNDPbeOfdPw28"/>⁠</text:p>
      <text:p text:style-name="P3">(Huilgol, 2020)</text:p>
      <text:p text:style-name="P3"/>
      <text:p text:style-name="P10"><text:reference-mark-start text:name="ADDIN CSL_CITATION {&quot;citationItems&quot;: [{&quot;id&quot;: &quot;ITEM-1&quot;, &quot;itemData&quot;: {&quot;author&quot;: [{&quot;dropping-particle&quot;: &quot;&quot;, &quot;family&quot;: &quot;Collins-Thompson&quot;, &quot;given&quot;: &quot;Kevyn&quot;, &quot;non-dropping-particle&quot;: &quot;&quot;, &quot;parse-names&quot;: false, &quot;suffix&quot;: &quot;&quot;}], &quot;id&quot;: &quot;ITEM-1&quot;, &quot;issued&quot;: {&quot;date-parts&quot;: [[&quot;0&quot;]]}, &quot;publisher&quot;: &quot;University of Michigan, Coursera&quot;, &quot;title&quot;: &quot;Multi-Class Evaluation&quot;, &quot;type&quot;: &quot;book&quot;}, &quot;uris&quot;: [&quot;http://www.mendeley.com/documents/?uuid=310d8e22-9ccb-3185-840c-147c257b7a22&quot;]}], &quot;mendeley&quot;: {&quot;formattedCitation&quot;: &quot;(Collins-Thompson, no date)&quot;, &quot;plainTextFormattedCitation&quot;: &quot;(Collins-Thompson, no date)&quot;}, &quot;properties&quot;: {&quot;noteIndex&quot;: 0}, &quot;schema&quot;: &quot;https://github.com/citation-style-language/schema/raw/master/csl-citation.json&quot;} RNDFbFIW7Qa8T"/><text:span text:style-name="T1">(Collins-Thompson, </text:span><text:span text:style-name="T2">2020</text:span><text:span text:style-name="T1">)</text:span><text:reference-mark-end text:name="ADDIN CSL_CITATION {&quot;citationItems&quot;: [{&quot;id&quot;: &quot;ITEM-1&quot;, &quot;itemData&quot;: {&quot;author&quot;: [{&quot;dropping-particle&quot;: &quot;&quot;, &quot;family&quot;: &quot;Collins-Thompson&quot;, &quot;given&quot;: &quot;Kevyn&quot;, &quot;non-dropping-particle&quot;: &quot;&quot;, &quot;parse-names&quot;: false, &quot;suffix&quot;: &quot;&quot;}], &quot;id&quot;: &quot;ITEM-1&quot;, &quot;issued&quot;: {&quot;date-parts&quot;: [[&quot;0&quot;]]}, &quot;publisher&quot;: &quot;University of Michigan, Coursera&quot;, &quot;title&quot;: &quot;Multi-Class Evaluation&quot;, &quot;type&quot;: &quot;book&quot;}, &quot;uris&quot;: [&quot;http://www.mendeley.com/documents/?uuid=310d8e22-9ccb-3185-840c-147c257b7a22&quot;]}], &quot;mendeley&quot;: {&quot;formattedCitation&quot;: &quot;(Collins-Thompson, no date)&quot;, &quot;plainTextFormattedCitation&quot;: &quot;(Collins-Thompson, no date)&quot;}, &quot;properties&quot;: {&quot;noteIndex&quot;: 0}, &quot;schema&quot;: &quot;https://github.com/citation-style-language/schema/raw/master/csl-citation.json&quot;} RNDFbFIW7Qa8T"/></text:p>
      <text:p text:style-name="P10"><text:span text:style-name="T1">(Collins-Thompson, 2020)</text:span></text:p>
      <text:p text:style-name="P10"><text:span text:style-name="T1"/></text:p>
      <text:p text:style-name="P3"><text:s/></text:p>
      <text:section text:style-name="Sect1" text:name="ADDIN Mendeley Bibliography CSL_BIBLIOGRAPHY  RND5CtFKpL5Eu">
        <text:p text:style-name="P12"><text:span text:style-name="T5">Collins-Thompson, K. (</text:span><text:span text:style-name="T6">2020</text:span><text:span text:style-name="T5">) </text:span><text:span text:style-name="T7">Multi-Class Evaluation</text:span><text:span text:style-name="T5">. University of Michigan, Coursera. Available at: https://www.coursera.org/learn/python-machine-learning/lecture/1ugJR/multi-class-evaluation (Accessed: 19 January 2021).</text:span></text:p>
        <text:p text:style-name="P13">Guttag, J. (2013) <text:span text:style-name="T3">Introduction to Computation and Programming Using Python</text:span>. MIT Press.</text:p>
        <text:p text:style-name="P13">Huilgol, P. (2020) <text:span text:style-name="T3">Precision vs Recall - An Intuitive Guide for Every Machine Learning Person</text:span>. Analytics Vidhya. Available at: https://www.analyticsvidhya.com/blog/2020/09/precision-recall-machine-learning/ (Accessed: 18 January 2021).</text:p>
        <text:p text:style-name="P13">Srivastava, T. (2018) <text:span text:style-name="T3">Introduction to k-Nearest Neighbors: A powerful Machine Learning Algorithm (with implementation in Python &amp; R)</text:span>. Analytics Vidhya. Available at: https://www.analyticsvidhya.com/blog/2018/03/introduction-k-neighbours-algorithm-clustering/ (Accessed: 16 January 2021).</text:p>
        <text:p text:style-name="P13">Tan, P., Kumar, V. and Steinbach, M. (2016) <text:span text:style-name="T3">Introduction To Data Mining</text:span>. 4th edn. Pearson.</text:p>
        <text:p text:style-name="P13">Thomson-DeVeaux, A., Mithani, J. and Bronner, L. (2020) <text:span text:style-name="T3">Why Millions Of Americans Don’t Vote</text:span>. FiveThirtyEight. Available at: https://projects.fivethirtyeight.com/non-voters-poll-2020-election/ (Accessed: 18 January 2021).</text:p>
        <text:p text:style-name="P9"><text:soft-page-break/>Wolfe, J. (2020) <text:span text:style-name="T3">fivethirtyeight/data/non-voters/README.md</text:span>. github. Available at: https://github.com/fivethirtyeight/data/tree/master/non-voters (Accessed: 18 January 2021).</text:p>
      </text:section>
      <text:p text:style-name="P1"><text:span text:style-name="T1"><text:s/></text:span>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5:36:33.367050388</meta:creation-date>
    <dc:date>2021-01-19T17:50:12.717370264</dc:date>
    <meta:editing-duration>PT3H56M35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2" meta:paragraph-count="24" meta:word-count="174" meta:character-count="1654" meta:non-whitespace-character-count="1504"/>
    <meta:user-defined meta:name="Mendeley Citation Style_1">http://www.zotero.org/styles/harvard-cite-them-right</meta:user-defined>
    <meta:user-defined meta:name="Mendeley Document_1">True</meta:user-defined>
    <meta:user-defined meta:name="Mendeley Unique User Id_1">64e8da2d-8448-3b8e-8fe1-1868f9712e99</meta:user-defined>
  </office:meta>
</office:document-meta>
</file>